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top="0cm" fo:padding-bottom="0cm" fo:padding-left="0cm" fo:padding-right="0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Liberation Sans'" style:font-style-name="Regular" style:font-family-generic="swiss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5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6" style:family="text"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cm" svg:height="1.2cm" svg:x="7cm" svg:y="7.651cm">
          <text:p text:style-name="P1"><text:span text:style-name="T1">P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2cm" svg:x="9cm" svg:y="10.6cm">
          <text:p text:style-name="P1">P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2cm" svg:x="7cm" svg:y="10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cm" svg:height="0.878cm" svg:x="10.6cm" svg:y="9.7cm">
          <draw:text-box>
            <text:p text:style-name="P3"><text:span text:style-name="T2">1</text:span></text:p>
          </draw:text-box>
        </draw:frame>
        <draw:frame draw:style-name="gr3" draw:text-style-name="P3" draw:layer="layout" svg:width="0.8cm" svg:height="0.878cm" svg:x="7.6cm" svg:y="9.7cm">
          <draw:text-box>
            <text:p text:style-name="P3"><text:span text:style-name="T2">r</text:span></text:p>
          </draw:text-box>
        </draw:frame>
        <draw:frame draw:style-name="gr4" draw:text-style-name="P4" draw:layer="layout" svg:width="2cm" svg:height="0.789cm" svg:x="4.8cm" svg:y="10.806cm">
          <draw:text-box>
            <text:p text:style-name="P4"><text:span text:style-name="T3">burdened avg node</text:span></text:p>
          </draw:text-box>
        </draw:frame>
        <draw:custom-shape draw:style-name="gr2" draw:text-style-name="P2" draw:layer="layout" svg:width="1cm" svg:height="1.2cm" svg:x="7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2cm" svg:x="8cm" svg:y="4.7cm">
          <text:p text:style-name="P1"><text:span text:style-name="T1">PoW</text:span></text:p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4cm" svg:height="0.4cm" svg:x="8.8cm" svg:y="3.8cm">
            <draw:text-box>
              <text:p text:style-name="P5"><text:span text:style-name="T3">1</text:span></text:p>
            </draw:text-box>
          </draw:frame>
          <draw:frame draw:style-name="gr5" draw:text-style-name="P5" draw:layer="layout" svg:width="0.4cm" svg:height="0.4cm" svg:x="8.8cm" svg:y="4.2cm">
            <draw:text-box>
              <text:p text:style-name="P5"><text:span text:style-name="T3">m</text:span></text:p>
            </draw:text-box>
          </draw:frame>
          <draw:line draw:style-name="gr6" draw:text-style-name="P2" draw:layer="layout" svg:x1="8.8cm" svg:y1="4.2cm" svg:x2="9.2cm" svg:y2="4.2cm">
            <text:p/>
          </draw:line>
        </draw:g>
        <draw:g>
          <draw:frame draw:style-name="gr5" draw:text-style-name="P5" draw:layer="layout" svg:width="0.4cm" svg:height="0.4cm" svg:x="7.3cm" svg:y="3.8cm">
            <draw:text-box>
              <text:p text:style-name="P5"><text:span text:style-name="T3">r</text:span></text:p>
            </draw:text-box>
          </draw:frame>
          <draw:frame draw:style-name="gr5" draw:text-style-name="P5" draw:layer="layout" svg:width="0.4cm" svg:height="0.4cm" svg:x="7.3cm" svg:y="4.2cm">
            <draw:text-box>
              <text:p text:style-name="P5"><text:span text:style-name="T3">m</text:span></text:p>
            </draw:text-box>
          </draw:frame>
          <draw:line draw:style-name="gr6" draw:text-style-name="P2" draw:layer="layout" svg:x1="7.3cm" svg:y1="4.2cm" svg:x2="7.7cm" svg:y2="4.2cm">
            <text:p/>
          </draw:line>
        </draw:g>
        <draw:frame draw:style-name="gr4" draw:text-style-name="P4" draw:layer="layout" svg:width="2cm" svg:height="0.395cm" svg:x="4.8cm" svg:y="5.103cm">
          <draw:text-box>
            <text:p text:style-name="P4"><text:span text:style-name="T4">m×</text:span><text:span text:style-name="T5"> node</text:span></text:p>
          </draw:text-box>
        </draw:frame>
        <draw:line draw:style-name="gr7" draw:text-style-name="P2" draw:layer="layout" svg:x1="7cm" svg:y1="2.8cm" svg:x2="7cm" svg:y2="12.8cm">
          <text:p/>
        </draw:line>
        <draw:frame draw:style-name="gr3" draw:text-style-name="P3" draw:layer="layout" svg:width="0.8cm" svg:height="0.878cm" svg:x="8.6cm" svg:y="6.8cm">
          <draw:text-box>
            <text:p text:style-name="P3"><text:span text:style-name="T2">1</text:span></text:p>
          </draw:text-box>
        </draw:frame>
        <draw:frame draw:style-name="gr4" draw:text-style-name="P4" draw:layer="layout" svg:width="2cm" svg:height="0.789cm" svg:x="4.8cm" svg:y="7.857cm">
          <draw:text-box>
            <text:p text:style-name="P4"><text:span text:style-name="T3">unburdened avg node</text:span></text:p>
          </draw:text-box>
        </draw:frame>
        <draw:frame draw:style-name="gr4" draw:text-style-name="P6" draw:layer="layout" svg:width="3cm" svg:height="0.395cm" svg:x="14cm" svg:y="5.104cm">
          <draw:text-box>
            <text:p text:style-name="P6"><text:span text:style-name="T6">t = </text:span></text:p>
          </draw:text-box>
        </draw:frame>
        <draw:frame draw:style-name="gr4" draw:text-style-name="P6" draw:layer="layout" svg:width="3cm" svg:height="0.395cm" svg:x="14cm" svg:y="8.054cm">
          <draw:text-box>
            <text:p text:style-name="P6"><text:span text:style-name="T6">t = 1</text:span></text:p>
          </draw:text-box>
        </draw:frame>
        <draw:frame draw:style-name="gr4" draw:text-style-name="P6" draw:layer="layout" svg:width="3cm" svg:height="0.395cm" svg:x="14cm" svg:y="11.003cm">
          <draw:text-box>
            <text:p text:style-name="P6"><text:span text:style-name="T6">t = r + 1</text:span></text:p>
          </draw:text-box>
        </draw:frame>
        <draw:frame draw:style-name="gr4" draw:text-style-name="P6" draw:layer="layout" svg:width="4.7cm" svg:height="0.395cm" svg:x="18.5cm" svg:y="5.104cm">
          <draw:text-box>
            <text:p text:style-name="P6"><text:span text:style-name="T6">chance = </text:span></text:p>
          </draw:text-box>
        </draw:frame>
        <draw:frame draw:style-name="gr4" draw:text-style-name="P6" draw:layer="layout" svg:width="3cm" svg:height="0.395cm" svg:x="18.5cm" svg:y="8.054cm">
          <draw:text-box>
            <text:p text:style-name="P6"><text:span text:style-name="T6">chance = </text:span></text:p>
          </draw:text-box>
        </draw:frame>
        <draw:frame draw:style-name="gr4" draw:text-style-name="P6" draw:layer="layout" svg:width="3.7cm" svg:height="0.395cm" svg:x="18.5cm" svg:y="11.003cm">
          <draw:text-box>
            <text:p text:style-name="P6"><text:span text:style-name="T6">chance = </text:span></text:p>
          </draw:text-box>
        </draw:frame>
        <draw:g>
          <draw:frame draw:style-name="gr5" draw:text-style-name="P5" draw:layer="layout" svg:width="0.4cm" svg:height="0.4cm" svg:x="20.5cm" svg:y="4.9cm">
            <draw:text-box>
              <text:p text:style-name="P5"><text:span text:style-name="T3">m</text:span></text:p>
            </draw:text-box>
          </draw:frame>
          <draw:frame draw:style-name="gr5" draw:text-style-name="P5" draw:layer="layout" svg:width="2cm" svg:height="0.4cm" svg:x="19.7cm" svg:y="5.3cm">
            <draw:text-box>
              <text:p text:style-name="P5"><text:span text:style-name="T3">N(r + 1)</text:span></text:p>
            </draw:text-box>
          </draw:frame>
          <draw:line draw:style-name="gr6" draw:text-style-name="P2" draw:layer="layout" svg:x1="20.1cm" svg:y1="5.3cm" svg:x2="21.3cm" svg:y2="5.3cm">
            <text:p/>
          </draw:line>
        </draw:g>
        <draw:g>
          <draw:frame draw:style-name="gr5" draw:text-style-name="P5" draw:layer="layout" svg:width="0.4cm" svg:height="0.4cm" svg:x="20.5cm" svg:y="10.8cm">
            <draw:text-box>
              <text:p text:style-name="P5"><text:span text:style-name="T3">1</text:span></text:p>
            </draw:text-box>
          </draw:frame>
          <draw:frame draw:style-name="gr5" draw:text-style-name="P5" draw:layer="layout" svg:width="2cm" svg:height="0.4cm" svg:x="19.7cm" svg:y="11.2cm">
            <draw:text-box>
              <text:p text:style-name="P5"><text:span text:style-name="T3">N(r + 1)</text:span></text:p>
            </draw:text-box>
          </draw:frame>
          <draw:line draw:style-name="gr6" draw:text-style-name="P2" draw:layer="layout" svg:x1="20.1cm" svg:y1="11.2cm" svg:x2="21.3cm" svg:y2="11.2cm">
            <text:p/>
          </draw:line>
        </draw:g>
        <draw:g>
          <draw:frame draw:style-name="gr5" draw:text-style-name="P5" draw:layer="layout" svg:width="0.4cm" svg:height="0.4cm" svg:x="20.1cm" svg:y="7.85cm">
            <draw:text-box>
              <text:p text:style-name="P5"><text:span text:style-name="T3">1</text:span></text:p>
            </draw:text-box>
          </draw:frame>
          <draw:frame draw:style-name="gr5" draw:text-style-name="P5" draw:layer="layout" svg:width="0.4cm" svg:height="0.4cm" svg:x="20.1cm" svg:y="8.25cm">
            <draw:text-box>
              <text:p text:style-name="P5"><text:span text:style-name="T3">N</text:span></text:p>
            </draw:text-box>
          </draw:frame>
          <draw:line draw:style-name="gr6" draw:text-style-name="P2" draw:layer="layout" svg:x1="20.1cm" svg:y1="8.25cm" svg:x2="20.5cm" svg:y2="8.25cm">
            <text:p/>
          </draw:line>
        </draw:g>
        <draw:g>
          <draw:frame draw:style-name="gr5" draw:text-style-name="P5" draw:layer="layout" svg:width="1cm" svg:height="0.4cm" svg:x="14.5cm" svg:y="4.9cm">
            <draw:text-box>
              <text:p text:style-name="P5"><text:span text:style-name="T3">r + 1</text:span></text:p>
            </draw:text-box>
          </draw:frame>
          <draw:frame draw:style-name="gr5" draw:text-style-name="P5" draw:layer="layout" svg:width="2cm" svg:height="0.4cm" svg:x="14cm" svg:y="5.3cm">
            <draw:text-box>
              <text:p text:style-name="P5"><text:span text:style-name="T3">m</text:span></text:p>
            </draw:text-box>
          </draw:frame>
          <draw:line draw:style-name="gr6" draw:text-style-name="P2" draw:layer="layout" svg:x1="14.5cm" svg:y1="5.3cm" svg:x2="15.5cm" svg:y2="5.3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1:28:49</meta:creation-date>
    <dc:date>2014-02-28T11:54:34</dc:date>
    <meta:editing-duration>PT9M40S</meta:editing-duration>
    <meta:editing-cycles>1</meta:editing-cycles>
    <meta:document-statistic meta:object-count="65"/>
    <meta:generator>LibreOffice/4.0.2.2$Linux_X86_64 LibreOffice_project/400m0$Build-2</meta:generator>
  </office:meta>
</office:document-meta>
</file>